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3" style:family="table-cell" style:parent-style-name="Percent" style:data-style-name="N13"/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5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2"/>
    <style:style style:name="ce18" style:family="table-cell" style:parent-style-name="Normal_32_2" style:data-style-name="N3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" style:family="table-cell" style:parent-style-name="Normal_32_2" style:data-style-name="N3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" style:family="table-cell" style:parent-style-name="Percent" style:data-style-name="N13"/>
    <style:style style:name="ce22" style:family="table-cell" style:parent-style-name="Default" style:data-style-name="N1"/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order-top="thin solid #000000" fo:border-bottom="none" fo:border-left="none" fo:border-right="thin solid #000000"/>
    </style:style>
    <style:style style:name="ce30" style:family="table-cell" style:parent-style-name="Default" style:data-style-name="N1">
      <style:table-cell-properties fo:border-top="none" fo:border-bottom="none" fo:border-left="none" fo:border-right="thin solid #000000"/>
    </style:style>
    <style:style style:name="ce31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32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5" style:family="table-cell" style:parent-style-name="Default" style:data-style-name="N36">
      <style:table-cell-properties fo:border="thin solid #000000"/>
    </style:style>
    <style:style style:name="ce36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38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transparent"/>
    </style:style>
    <style:style style:name="ce4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4" style:family="table-cell" style:parent-style-name="Default" style:data-style-name="N36">
      <style:table-cell-properties fo:border-top="2pt solid #000000" fo:border-bottom="none" fo:border-left="thin solid #000000" fo:border-right="2pt solid #000000"/>
    </style:style>
    <style:style style:name="ce4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6" style:family="table-cell" style:parent-style-name="Default" style:data-style-name="N36">
      <style:table-cell-properties fo:border-top="none" fo:border-bottom="none" fo:border-left="thin solid #000000" fo:border-right="2pt solid #000000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8" style:family="table-cell" style:parent-style-name="Default" style:data-style-name="N36">
      <style:table-cell-properties fo:border-top="none" fo:border-bottom="2pt solid #000000" fo:border-left="thin solid #000000" fo:border-right="2pt solid 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0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style:vertical-align="automatic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7.75229166666667cm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8.59895833333333cm"/>
    </style:style>
    <style:style style:name="co8" style:family="table-column">
      <style:table-column-properties fo:break-before="auto" style:column-width="6.82625cm"/>
    </style:style>
    <style:style style:name="co9" style:family="table-column">
      <style:table-column-properties fo:break-before="auto" style:column-width="7.381875cm"/>
    </style:style>
    <style:style style:name="co10" style:family="table-column">
      <style:table-column-properties fo:break-before="auto" style:column-width="4.1275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9.022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2.407708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3">
            <text:p>Title:</text:p>
          </table:table-cell>
          <table:table-cell office:value-type="string" table:style-name="ce1">
            <text:p>The ten largest humanitarian donors to Pakistan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Source:<text:s/></text:p>
            <text:p/>
          </table:table-cell>
          <table:table-cell office:value-type="string" table:style-name="ce1">
            <text:p>Development Initiatives based on UN OCHA FTS data. Data downloaded on 30 April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3">
            <text:p>Note:</text:p>
          </table:table-cell>
          <table:table-cell office:value-type="string" table:style-name="ce1">
            <text:p>ECHO: European Commission’s Humanitarian Aid and Civil Protection department; US: United States; ERF: Emergency Response Fund; UK: United Kingdom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6">
            <text:p>Donor</text:p>
          </table:table-cell>
          <table:table-cell office:value-type="string" table:style-name="ce27">
            <text:p>Sum of USD committed/contributed</text:p>
          </table:table-cell>
          <table:table-cell office:value-type="string" table:style-name="ce28">
            <text:p>Sum of <text:s/>USD pledg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ECHO</text:p>
          </table:table-cell>
          <table:table-cell office:value-type="float" office:value="21.929825000000001" table:style-name="ce2">
            <text:p>21.9</text:p>
          </table:table-cell>
          <table:table-cell office:value-type="float" office:value="0" table:style-name="ce29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Japan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30">
            <text:p>0</text:p>
          </table:table-cell>
          <table:table-cell table:style-name="ce3">
            <draw:frame xmlns:presentation="urn:oasis:names:tc:opendocument:xmlns:presentation:1.0" draw:z-index="1" draw:id="id0" draw:style-name="a0" draw:name="Chart 1" svg:x="0.625in" svg:y="0.07292in" svg:width="6.15625in" svg:height="3.0541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2">
            <text:p>Sweden</text:p>
          </table:table-cell>
          <table:table-cell office:value-type="float" office:value="7.837815" table:style-name="ce5">
            <text:p>7.8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Canada</text:p>
          </table:table-cell>
          <table:table-cell office:value-type="float" office:value="7.3960350000000004" table:style-name="ce5">
            <text:p>7.4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US</text:p>
          </table:table-cell>
          <table:table-cell office:value-type="float" office:value="6.0018750000000001" table:style-name="ce5">
            <text:p>6.0</text:p>
          </table:table-cell>
          <table:table-cell office:value-type="float" office:value="20.271450000000002" table:style-name="ce31">
            <text:p>20.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ERF</text:p>
          </table:table-cell>
          <table:table-cell office:value-type="float" office:value="4.9880719999999998" table:style-name="ce5">
            <text:p>5.0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Germany</text:p>
          </table:table-cell>
          <table:table-cell office:value-type="float" office:value="4.6716369999999996" table:style-name="ce5">
            <text:p>4.7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Denmark</text:p>
          </table:table-cell>
          <table:table-cell office:value-type="float" office:value="4.4228019999999999" table:style-name="ce5">
            <text:p>4.4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UK</text:p>
          </table:table-cell>
          <table:table-cell office:value-type="float" office:value="3.0769229999999999" table:style-name="ce5">
            <text:p>3.1</text:p>
          </table:table-cell>
          <table:table-cell office:value-type="float" office:value="0.859599" table:style-name="ce31">
            <text:p>0.9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Switzerland</text:p>
          </table:table-cell>
          <table:table-cell office:value-type="float" office:value="2.6945749999999999" table:style-name="ce5">
            <text:p>2.7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US Fund for UNICEF</text:p>
          </table:table-cell>
          <table:table-cell office:value-type="float" office:value="2.375E-2" table:style-name="ce5">
            <text:p>0.0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Social Services Program</text:p>
          </table:table-cell>
          <table:table-cell office:value-type="float" office:value="-0.14999299999999999" table:style-name="ce5">
            <text:p>-0.1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Women Empowerment Organization</text:p>
          </table:table-cell>
          <table:table-cell office:value-type="float" office:value="-0.22115799999999999" table:style-name="ce5">
            <text:p>-0.2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World Health Organization</text:p>
          </table:table-cell>
          <table:table-cell office:value-type="float" office:value="-0.24918699999999999" table:style-name="ce5">
            <text:p>-0.2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Education, Health, Social Awareness and Rehabilitation Foundation</text:p>
          </table:table-cell>
          <table:table-cell office:value-type="float" office:value="-0.24965699999999999" table:style-name="ce5">
            <text:p>-0.2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United Nations High Commissioner for Refugees</text:p>
          </table:table-cell>
          <table:table-cell office:value-type="float" office:value="-0.27740100000000001" table:style-name="ce5">
            <text:p>-0.3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United Nations Children's Fund</text:p>
          </table:table-cell>
          <table:table-cell office:value-type="float" office:value="-0.30126999999999998" table:style-name="ce5">
            <text:p>-0.3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Support Agency for Rural &amp; Human Association's Development</text:p>
          </table:table-cell>
          <table:table-cell office:value-type="float" office:value="-0.31501099999999999" table:style-name="ce5">
            <text:p>-0.3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Peace and Development Organization</text:p>
          </table:table-cell>
          <table:table-cell office:value-type="float" office:value="-0.32997199999999999" table:style-name="ce5">
            <text:p>-0.3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Pakistan Village Development Program</text:p>
          </table:table-cell>
          <table:table-cell office:value-type="float" office:value="-0.35375800000000002" table:style-name="ce5">
            <text:p>-0.4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Japan Emergency NGO</text:p>
          </table:table-cell>
          <table:table-cell office:value-type="float" office:value="-0.49999900000000003" table:style-name="ce5">
            <text:p>-0.5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Society for Human and Institutional Development</text:p>
          </table:table-cell>
          <table:table-cell office:value-type="float" office:value="-0.5" table:style-name="ce5">
            <text:p>-0.5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Society for Human and Environmental Development</text:p>
          </table:table-cell>
          <table:table-cell office:value-type="float" office:value="-0.59087900000000004" table:style-name="ce5">
            <text:p>-0.6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Center of Excellence for Rural Development</text:p>
          </table:table-cell>
          <table:table-cell office:value-type="float" office:value="-0.74979200000000001" table:style-name="ce5">
            <text:p>-0.7</text:p>
          </table:table-cell>
          <table:table-cell office:value-type="float" office:value="0" table:style-name="ce30">
            <text:p>0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3"/>
          <table:table-cell office:value-type="float" office:value="68.255231999999992" table:formula="msoxl:=SUM(B7:B30)" table:style-name="ce35">
            <text:p>68.3</text:p>
          </table:table-cell>
          <table:table-cell table:style-name="ce34"/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Fig_2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3">
            <text:p>Title:</text:p>
          </table:table-cell>
          <table:table-cell office:value-type="string" table:style-name="ce1">
            <text:p>ERF allocations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Source:<text:s/></text:p>
            <text:p/>
          </table:table-cell>
          <table:table-cell office:value-type="string" table:style-name="ce1">
            <text:p>Development Initiatives based on UN OCHA FTS data. Data downloaded on 30 April 2016</text:p>
          </table:table-cell>
          <table:table-cell table:number-columns-repeated="16382" table:style-name="ce1"/>
        </table:table-row>
        <table:table-row table:style-name="ro1">
          <table:table-cell table:style-name="ce23"/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table:style-name="ce1">
            <draw:frame xmlns:presentation="urn:oasis:names:tc:opendocument:xmlns:presentation:1.0" draw:z-index="1" draw:id="id1" draw:style-name="a1" draw:name="Chart 1" svg:x="0in" svg:y="0.04167in" svg:width="5in" svg:height="3.106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IASC Standard Sector</text:p>
          </table:table-cell>
          <table:table-cell office:value-type="string" table:style-name="ce9">
            <text:p>Tota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0">
            <text:p>Health</text:p>
          </table:table-cell>
          <table:table-cell office:value-type="float" office:value="2.3619210000000002" table:style-name="ce11">
            <text:p>2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2">
            <text:p>Agriculture</text:p>
          </table:table-cell>
          <table:table-cell office:value-type="float" office:value="0.99999899999999997" table:style-name="ce13">
            <text:p>1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2">
            <text:p>Water and Sanitation</text:p>
          </table:table-cell>
          <table:table-cell office:value-type="float" office:value="0.99874099999999999" table:style-name="ce13">
            <text:p>1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2">
            <text:p>Education</text:p>
          </table:table-cell>
          <table:table-cell office:value-type="float" office:value="0.35000999999999999" table:style-name="ce13">
            <text:p>0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4">
            <text:p>Coordination and support services</text:p>
          </table:table-cell>
          <table:table-cell office:value-type="float" office:value="0.27740100000000001" table:style-name="ce15">
            <text:p>0.3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Fig_3" table:style-name="ta1"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3">
            <text:p>Title:</text:p>
          </table:table-cell>
          <table:table-cell office:value-type="string" table:style-name="ce1">
            <text:p>Pooled funding to Pakistan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Source:<text:s/></text:p>
            <text:p/>
          </table:table-cell>
          <table:table-cell office:value-type="string" table:style-name="ce42">
            <text:p>Development Initiatives based on UN OCHA FTS data. Data downloaded on 30 April 2016</text:p>
          </table:table-cell>
          <table:table-cell table:number-columns-repeated="16382" table:style-name="ce1"/>
        </table:table-row>
        <table:table-row table:style-name="ro1">
          <table:table-cell table:style-name="ce23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6">
            <text:p>Donor</text:p>
          </table:table-cell>
          <table:table-cell office:value-type="float" office:value="2012" table:style-name="ce27">
            <text:p>2012</text:p>
          </table:table-cell>
          <table:table-cell office:value-type="float" office:value="2013" table:style-name="ce40">
            <text:p>2013</text:p>
          </table:table-cell>
          <table:table-cell office:value-type="float" office:value="2014" table:style-name="ce40">
            <text:p>2014</text:p>
          </table:table-cell>
          <table:table-cell office:value-type="float" office:value="2015" table:style-name="ce40">
            <text:p>2015</text:p>
          </table:table-cell>
          <table:table-cell office:value-type="float" office:value="2016" table:style-name="ce40">
            <text:p>2016</text:p>
          </table:table-cell>
          <table:table-cell office:value-type="string" table:style-name="ce41">
            <text:p>Total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ERF</text:p>
          </table:table-cell>
          <table:table-cell office:value-type="float" office:value="36.736840000000001" table:style-name="ce2">
            <text:p>36.7</text:p>
          </table:table-cell>
          <table:table-cell office:value-type="float" office:value="13.621935000000001" table:style-name="ce16">
            <text:p>13.6</text:p>
          </table:table-cell>
          <table:table-cell office:value-type="float" office:value="14.646324999999999" table:style-name="ce16">
            <text:p>14.6</text:p>
          </table:table-cell>
          <table:table-cell office:value-type="float" office:value="11.004250000000001" table:style-name="ce16">
            <text:p>11.0</text:p>
          </table:table-cell>
          <table:table-cell table:style-name="ce16"/>
          <table:table-cell office:value-type="float" office:value="76.009349999999998" table:formula="msoxl:=SUM(C7:G7)" table:style-name="ce37">
            <text:p>76.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">
            <text:p>ERF</text:p>
          </table:table-cell>
          <table:table-cell office:value-type="float" office:value="1.420204" table:style-name="ce36">
            <text:p>1.4</text:p>
          </table:table-cell>
          <table:table-cell office:value-type="float" office:value="13.35951" table:style-name="ce32">
            <text:p>13.4</text:p>
          </table:table-cell>
          <table:table-cell office:value-type="float" office:value="8.4696940000000005" table:style-name="ce32">
            <text:p>8.5</text:p>
          </table:table-cell>
          <table:table-cell office:value-type="float" office:value="3.6656610000000001" table:style-name="ce32">
            <text:p>3.7</text:p>
          </table:table-cell>
          <table:table-cell office:value-type="float" office:value="4.9880719999999998" table:style-name="ce32">
            <text:p>5.0</text:p>
          </table:table-cell>
          <table:table-cell office:value-type="float" office:value="31.903141000000002" table:formula="msoxl:=SUM(C8:G8)" table:style-name="ce38">
            <text:p>31.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2" draw:style-name="a2" draw:name="Chart 1" svg:x="0.28125in" svg:y="0.05208in" svg:width="5.07292in" svg:height="3.106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Fig_4" table:style-name="ta1">
        <table:table-column table:style-name="co6" table:default-cell-style-name="ce1"/>
        <table:table-column table:style-name="co8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3">
            <text:p>Title:</text:p>
          </table:table-cell>
          <table:table-cell office:value-type="string" table:style-name="ce1">
            <text:p>Funding to Pakistan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Source:<text:s/></text:p>
            <text:p/>
          </table:table-cell>
          <table:table-cell office:value-type="string" table:style-name="ce53">
            <text:p>Development Initiatives based on UN OCHA FTS data. Data downloaded on 30 April 2016</text:p>
            <text:p/>
          </table:table-cell>
          <table:table-cell table:number-columns-repeated="16382" table:style-name="ce1"/>
        </table:table-row>
        <table:table-row table:style-name="ro1">
          <table:table-cell office:value-type="string" table:style-name="ce23">
            <text:p>Note:</text:p>
          </table:table-cell>
          <table:table-cell office:value-type="string" table:style-name="ce52">
            <text:p>If funding is given in an unearmarked manner and not yet allocated by the recipient agency to a particular project and sector, FTS shows the funding under the heading ‘Sector not yet specified’. ‘All other sectors’ includes: Agriculture, Coordination and support services, Education and Protection/Human rights/Rule of law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/>
        </table:table-row>
        <table:table-row table:style-name="ro2">
          <table:table-cell table:style-name="ce1"/>
          <table:table-cell office:value-type="string" table:style-name="ce25">
            <text:p>IASC Standard Sector</text:p>
          </table:table-cell>
          <table:table-cell office:value-type="string" table:style-name="ce51">
            <text:p>Total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office:value-type="string" table:style-name="ce43">
            <text:p>Sector not yet specified</text:p>
          </table:table-cell>
          <table:table-cell office:value-type="float" office:value="39.031485000000004" table:style-name="ce44">
            <text:p>39.0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office:value-type="string" table:style-name="ce45">
            <text:p>Health</text:p>
          </table:table-cell>
          <table:table-cell office:value-type="float" office:value="11.524035" table:style-name="ce46">
            <text:p>11.5</text:p>
          </table:table-cell>
          <table:table-cell table:style-name="ce3"/>
          <table:table-cell table:style-name="ce1">
            <draw:frame xmlns:presentation="urn:oasis:names:tc:opendocument:xmlns:presentation:1.0" draw:z-index="1" draw:id="id3" draw:style-name="a3" draw:name="Chart 1" svg:x="0.41667in" svg:y="0.01042in" svg:width="5in" svg:height="3.11458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5">
            <text:p>Multi-sector</text:p>
          </table:table-cell>
          <table:table-cell office:value-type="float" office:value="5.2211740000000004" table:style-name="ce46">
            <text:p>5.2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office:value-type="string" table:style-name="ce45">
            <text:p>Food</text:p>
          </table:table-cell>
          <table:table-cell office:value-type="float" office:value="4.8392920000000004" table:style-name="ce46">
            <text:p>4.8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office:value-type="string" table:style-name="ce45">
            <text:p>Water and Sanitation</text:p>
          </table:table-cell>
          <table:table-cell office:value-type="float" office:value="3.9987409999999999" table:style-name="ce46">
            <text:p>4.0</text:p>
          </table:table-cell>
          <table:table-cell table:style-name="ce3"/>
          <table:table-cell table:number-columns-repeated="16380"/>
        </table:table-row>
        <table:table-row table:style-name="ro2">
          <table:table-cell table:style-name="ce1"/>
          <table:table-cell office:value-type="string" table:style-name="ce47">
            <text:p>All other sectors</text:p>
          </table:table-cell>
          <table:table-cell office:value-type="float" office:value="3.6405050000000001" table:formula="msoxl:=SUM(C13:C16)" table:style-name="ce48">
            <text:p>3.6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Coordination and support services</text:p>
          </table:table-cell>
          <table:table-cell office:value-type="float" office:value="1.2904960000000001" table:style-name="ce7">
            <text:p>1.3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Protection/Human rights/Rule of law</text:p>
          </table:table-cell>
          <table:table-cell office:value-type="float" office:value="1" table:style-name="ce7">
            <text:p>1.0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Agriculture</text:p>
          </table:table-cell>
          <table:table-cell office:value-type="float" office:value="0.99999899999999997" table:style-name="ce7">
            <text:p>1.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9">
            <text:p>Education</text:p>
          </table:table-cell>
          <table:table-cell office:value-type="float" office:value="0.35000999999999999" table:style-name="ce50">
            <text:p>0.4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39"/>
          <table:table-cell office:value-type="float" office:value="71.895737000000011" table:formula="msoxl:=SUM(C7:C16)" table:style-name="ce35">
            <text:p>71.9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Fig_5" table:style-name="ta1"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3">
            <text:p>Title:</text:p>
          </table:table-cell>
          <table:table-cell office:value-type="string" table:style-name="ce1">
            <text:p>Humanitarian funding to Pakistan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Source:<text:s/></text:p>
            <text:p/>
          </table:table-cell>
          <table:table-cell office:value-type="string" table:style-name="ce1">
            <text:p>Development Initiatives based on UN OCHA FTS data. Data downloaded on 30 April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3">
            <text:p>Note:</text:p>
          </table:table-cell>
          <table:table-cell office:value-type="string" table:style-name="ce1">
            <text:p>RCRC: International Red Cross and Red Crescent Movement; NGOs: Non-governmental organisations.<text:s/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Appealing Agency <text:s/>type</text:p>
          </table:table-cell>
          <table:table-cell office:value-type="string" table:style-name="ce9">
            <text:p>Total</text:p>
          </table:table-cell>
          <table:table-cell office:value-type="string" table:style-name="ce1">
            <text:p>US$ million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0">
            <text:p>Other</text:p>
          </table:table-cell>
          <table:table-cell office:value-type="float" office:value="28421105" table:style-name="ce54">
            <text:p>28421105</text:p>
          </table:table-cell>
          <table:table-cell office:value-type="float" office:value="28.421105000000001" table:formula="msoxl:=C7/1000000" table:style-name="ce6">
            <text:p>28.4</text:p>
          </table:table-cell>
          <table:table-cell office:value-type="percentage" office:value="0.41639452635660218" table:formula="msoxl:=D7/$D$12" table:style-name="ce3">
            <text:p>42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UN Agencies</text:p>
          </table:table-cell>
          <table:table-cell office:value-type="float" office:value="25888465" table:style-name="ce55">
            <text:p>25888465</text:p>
          </table:table-cell>
          <table:table-cell office:value-type="float" office:value="25.888465" table:formula="msoxl:=C8/1000000" table:style-name="ce6">
            <text:p>25.9</text:p>
          </table:table-cell>
          <table:table-cell office:value-type="percentage" office:value="0.37928909244642223" table:formula="msoxl:=D8/$D$12" table:style-name="ce3">
            <text:p>38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NGOs</text:p>
          </table:table-cell>
          <table:table-cell office:value-type="float" office:value="11080680" table:style-name="ce55">
            <text:p>11080680</text:p>
          </table:table-cell>
          <table:table-cell office:value-type="float" office:value="11.080679999999999" table:formula="msoxl:=C9/1000000" table:style-name="ce6">
            <text:p>11.1</text:p>
          </table:table-cell>
          <table:table-cell office:value-type="percentage" office:value="0.16234184069581653" table:formula="msoxl:=D9/$D$12" table:style-name="ce3">
            <text:p>16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RCRC</text:p>
          </table:table-cell>
          <table:table-cell office:value-type="float" office:value="2847133" table:style-name="ce55">
            <text:p>2847133</text:p>
          </table:table-cell>
          <table:table-cell office:value-type="float" office:value="2.8471329999999999" table:formula="msoxl:=C10/1000000" table:style-name="ce6">
            <text:p>2.8</text:p>
          </table:table-cell>
          <table:table-cell office:value-type="percentage" office:value="4.1713036738341168E-2" table:formula="msoxl:=D10/$D$12" table:style-name="ce3">
            <text:p>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Government</text:p>
          </table:table-cell>
          <table:table-cell office:value-type="float" office:value="17849" table:style-name="ce56">
            <text:p>17849</text:p>
          </table:table-cell>
          <table:table-cell office:value-type="float" office:value="1.7849E-2" table:formula="msoxl:=C11/1000000" table:style-name="ce17">
            <text:p>0.02</text:p>
          </table:table-cell>
          <table:table-cell office:value-type="percentage" office:value="2.6150376281777195E-4" table:formula="msoxl:=D11/$D$12" table:style-name="ce3">
            <text:p>0%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9"/>
          <table:table-cell office:value-type="float" office:value="68255232" table:formula="msoxl:=SUM(C7:C11)" table:style-name="ce39">
            <text:p>68255232</text:p>
          </table:table-cell>
          <table:table-cell office:value-type="float" office:value="68.255232000000007" table:formula="msoxl:=C12/1000000" table:style-name="ce6">
            <text:p>68.3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4" draw:style-name="a4" draw:name="Chart 1" svg:x="0.46875in" svg:y="0.09375in" svg:width="5.1875in" svg:height="3.10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  <table:table table:name="Fig_6" table:style-name="ta2"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4" table:number-columns-repeated="16378" table:default-cell-style-name="ce1"/>
        <table:table-row table:style-name="ro3">
          <table:table-cell office:value-type="string" table:style-name="ce23">
            <text:p>Title:</text:p>
          </table:table-cell>
          <table:table-cell office:value-type="string" table:style-name="ce57">
            <text:p>Requirements for Pakistan's 2016 humanitarian response plan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Source:<text:s/></text:p>
            <text:p/>
          </table:table-cell>
          <table:table-cell office:value-type="string" table:style-name="ce1">
            <text:p>Development Initiatives based on UN OCHA FTS data. Data downloaded on 30 April 2016</text:p>
          </table:table-cell>
          <table:table-cell table:number-columns-repeated="16382" table:style-name="ce1"/>
        </table:table-row>
        <table:table-row table:style-name="ro1">
          <table:table-cell table:style-name="ce23"/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float" office:value="1000000" table:style-name="ce1">
            <text:p>10000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esponse Plan/Appeal title</text:p>
          </table:table-cell>
          <table:table-cell office:value-type="string" table:style-name="ce1">
            <text:p>Total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akistan Humanitarian Strategic Plan 2016</text:p>
          </table:table-cell>
          <table:table-cell office:value-type="float" office:value="28.174716" table:style-name="ce6">
            <text:p>28.2</text:p>
          </table:table-cell>
          <table:table-cell office:value-type="percentage" office:value="0.41278470784481397" table:formula="msoxl:=C7/$C$9" table:style-name="ce3">
            <text:p>41%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Outside Appeal</text:p>
          </table:table-cell>
          <table:table-cell office:value-type="float" office:value="40.080516000000003" table:style-name="ce6">
            <text:p>40.1</text:p>
          </table:table-cell>
          <table:table-cell office:value-type="percentage" office:value="0.58721529215518597" table:formula="msoxl:=C8/$C$9" table:style-name="ce3">
            <text:p>59%</text:p>
          </table:table-cell>
          <table:table-cell table:style-name="ce3"/>
          <table:table-cell table:number-columns-repeated="3" table:style-name="ce1"/>
          <table:table-cell table:style-name="ce1">
            <draw:frame xmlns:presentation="urn:oasis:names:tc:opendocument:xmlns:presentation:1.0" draw:z-index="1" draw:id="id5" draw:style-name="a5" draw:name="Chart 1" svg:x="0.4375in" svg:y="0.04167in" svg:width="9.53125in" svg:height="4.42292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float" office:value="68.255232000000007" table:formula="msoxl:=SUM(C7:C8)" table:style-name="ce6">
            <text:p>68.3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1000000" table:style-name="ce1">
            <text:p>1000000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Sector</text:p>
          </table:table-cell>
          <table:table-cell office:value-type="string" table:style-name="ce18">
            <text:p>Revised requirements</text:p>
            <text:p/>
          </table:table-cell>
          <table:table-cell office:value-type="string" table:style-name="ce18">
            <text:p>Funding</text:p>
            <text:p>USD</text:p>
            <text:p/>
          </table:table-cell>
          <table:table-cell office:value-type="string" table:style-name="ce18">
            <text:p>Requirements not met</text:p>
          </table:table-cell>
          <table:table-cell office:value-type="string" table:style-name="ce1">
            <text:p>% met</text:p>
          </table:table-cell>
          <table:table-cell office:value-type="string" table:style-name="ce19">
            <text:p>% of total requirements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0">
            <text:p>Multi-sector</text:p>
          </table:table-cell>
          <table:table-cell office:value-type="float" office:value="108.709796" table:style-name="ce6">
            <text:p>108.7</text:p>
          </table:table-cell>
          <table:table-cell office:value-type="float" office:value="5.2211740000000004" table:style-name="ce6">
            <text:p>5.2</text:p>
          </table:table-cell>
          <table:table-cell office:value-type="float" office:value="103.48862199999999" table:formula="msoxl:=C15-D15" table:style-name="ce6">
            <text:p>103.5</text:p>
          </table:table-cell>
          <table:table-cell office:value-type="percentage" office:value="4.8028551171230241E-2" table:formula="msoxl:=D15/C15" table:style-name="ce21">
            <text:p>5%</text:p>
          </table:table-cell>
          <table:table-cell office:value-type="percentage" office:value="0.24573479068495716" table:formula="msoxl:=C15/$C$26" table:style-name="ce3">
            <text:p>25%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0">
            <text:p>Food</text:p>
          </table:table-cell>
          <table:table-cell office:value-type="float" office:value="104.862746" table:style-name="ce6">
            <text:p>104.9</text:p>
          </table:table-cell>
          <table:table-cell office:value-type="float" office:value="4.8392920000000004" table:style-name="ce6">
            <text:p>4.8</text:p>
          </table:table-cell>
          <table:table-cell office:value-type="float" office:value="100.023454" table:formula="msoxl:=C16-D16" table:style-name="ce6">
            <text:p>100.0</text:p>
          </table:table-cell>
          <table:table-cell office:value-type="percentage" office:value="4.6148820096700502E-2" table:formula="msoxl:=D16/C16" table:style-name="ce21">
            <text:p>5%</text:p>
          </table:table-cell>
          <table:table-cell office:value-type="percentage" office:value="0.23703866520878972" table:formula="msoxl:=C16/$C$26" table:style-name="ce3">
            <text:p>24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Agriculture</text:p>
          </table:table-cell>
          <table:table-cell office:value-type="float" office:value="53.824064" table:style-name="ce6">
            <text:p>53.8</text:p>
          </table:table-cell>
          <table:table-cell office:value-type="float" office:value="0.5" table:style-name="ce6">
            <text:p>0.5</text:p>
          </table:table-cell>
          <table:table-cell office:value-type="float" office:value="53.324064" table:formula="msoxl:=C17-D17" table:style-name="ce6">
            <text:p>53.3</text:p>
          </table:table-cell>
          <table:table-cell office:value-type="percentage" office:value="9.2895252205407609E-3" table:formula="msoxl:=D17/C17" table:style-name="ce21">
            <text:p>1%</text:p>
          </table:table-cell>
          <table:table-cell office:value-type="percentage" office:value="0.12166746316821106" table:formula="msoxl:=C17/$C$26" table:style-name="ce3">
            <text:p>1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ealth</text:p>
          </table:table-cell>
          <table:table-cell office:value-type="float" office:value="50.766615999999999" table:style-name="ce6">
            <text:p>50.8</text:p>
          </table:table-cell>
          <table:table-cell office:value-type="float" office:value="11.133172999999999" table:style-name="ce6">
            <text:p>11.1</text:p>
          </table:table-cell>
          <table:table-cell office:value-type="float" office:value="39.633443" table:formula="msoxl:=C18-D18" table:style-name="ce6">
            <text:p>39.6</text:p>
          </table:table-cell>
          <table:table-cell office:value-type="percentage" office:value="0.21930106588156278" table:formula="msoxl:=D18/C18" table:style-name="ce21">
            <text:p>22%</text:p>
          </table:table-cell>
          <table:table-cell office:value-type="percentage" office:value="0.11475620611544149" table:formula="msoxl:=C18/$C$26" table:style-name="ce3">
            <text:p>11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Shelter and NFI</text:p>
          </table:table-cell>
          <table:table-cell office:value-type="float" office:value="41.399484000000001" table:style-name="ce6">
            <text:p>41.4</text:p>
          </table:table-cell>
          <table:table-cell office:value-type="float" office:value="0" table:style-name="ce6">
            <text:p>0.0</text:p>
          </table:table-cell>
          <table:table-cell office:value-type="float" office:value="41.399484000000001" table:formula="msoxl:=C19-D19" table:style-name="ce6">
            <text:p>41.4</text:p>
          </table:table-cell>
          <table:table-cell office:value-type="percentage" office:value="0" table:formula="msoxl:=D19/C19" table:style-name="ce21">
            <text:p>0%</text:p>
          </table:table-cell>
          <table:table-cell office:value-type="percentage" office:value="9.3582123318539143E-2" table:formula="msoxl:=C19/$C$26" table:style-name="ce3">
            <text:p>9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Economic recovery</text:p>
          </table:table-cell>
          <table:table-cell office:value-type="float" office:value="29.455351" table:style-name="ce6">
            <text:p>29.5</text:p>
          </table:table-cell>
          <table:table-cell office:value-type="float" office:value="0" table:style-name="ce6">
            <text:p>0.0</text:p>
          </table:table-cell>
          <table:table-cell office:value-type="float" office:value="29.455351" table:formula="msoxl:=C20-D20" table:style-name="ce6">
            <text:p>29.5</text:p>
          </table:table-cell>
          <table:table-cell office:value-type="percentage" office:value="0" table:formula="msoxl:=D20/C20" table:style-name="ce3">
            <text:p>0%</text:p>
          </table:table-cell>
          <table:table-cell office:value-type="percentage" office:value="6.6582817546055773E-2" table:formula="msoxl:=C20/$C$26" table:style-name="ce3">
            <text:p>7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Protection</text:p>
          </table:table-cell>
          <table:table-cell office:value-type="float" office:value="17.227484" table:style-name="ce6">
            <text:p>17.2</text:p>
          </table:table-cell>
          <table:table-cell office:value-type="float" office:value="1" table:style-name="ce6">
            <text:p>1.0</text:p>
          </table:table-cell>
          <table:table-cell office:value-type="float" office:value="16.227484" table:formula="msoxl:=C21-D21" table:style-name="ce6">
            <text:p>16.2</text:p>
          </table:table-cell>
          <table:table-cell office:value-type="percentage" office:value="5.8046781526542121E-2" table:formula="msoxl:=D21/C21" table:style-name="ce3">
            <text:p>6%</text:p>
          </table:table-cell>
          <table:table-cell office:value-type="percentage" office:value="3.8942140731902844E-2" table:formula="msoxl:=C21/$C$26" table:style-name="ce3">
            <text:p>4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Water and Sanitation</text:p>
          </table:table-cell>
          <table:table-cell office:value-type="float" office:value="14.094478000000001" table:style-name="ce6">
            <text:p>14.1</text:p>
          </table:table-cell>
          <table:table-cell office:value-type="float" office:value="0.32997199999999999" table:style-name="ce6">
            <text:p>0.3</text:p>
          </table:table-cell>
          <table:table-cell office:value-type="float" office:value="13.764506000000001" table:formula="msoxl:=C22-D22" table:style-name="ce6">
            <text:p>13.8</text:p>
          </table:table-cell>
          <table:table-cell office:value-type="percentage" office:value="2.3411438153296629E-2" table:formula="msoxl:=D22/C22" table:style-name="ce3">
            <text:p>2%</text:p>
          </table:table-cell>
          <table:table-cell office:value-type="percentage" office:value="3.1860087393998364E-2" table:formula="msoxl:=C22/$C$26" table:style-name="ce3">
            <text:p>3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Education</text:p>
          </table:table-cell>
          <table:table-cell office:value-type="float" office:value="11.292" table:style-name="ce6">
            <text:p>11.3</text:p>
          </table:table-cell>
          <table:table-cell office:value-type="float" office:value="0.41586899999999999" table:style-name="ce6">
            <text:p>0.4</text:p>
          </table:table-cell>
          <table:table-cell office:value-type="float" office:value="10.876130999999999" table:formula="msoxl:=C23-D23" table:style-name="ce6">
            <text:p>10.9</text:p>
          </table:table-cell>
          <table:table-cell office:value-type="percentage" office:value="3.682863974495218E-2" table:formula="msoxl:=D23/C23" table:style-name="ce3">
            <text:p>4%</text:p>
          </table:table-cell>
          <table:table-cell office:value-type="percentage" office:value="2.5525181340737096E-2" table:formula="msoxl:=C23/$C$26" table:style-name="ce3">
            <text:p>3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Coordination<text:s/></text:p>
          </table:table-cell>
          <table:table-cell office:value-type="float" office:value="10.754652" table:style-name="ce6">
            <text:p>10.8</text:p>
          </table:table-cell>
          <table:table-cell office:value-type="float" office:value="0.51597899999999997" table:style-name="ce6">
            <text:p>0.5</text:p>
          </table:table-cell>
          <table:table-cell office:value-type="float" office:value="10.238673" table:formula="msoxl:=C24-D24" table:style-name="ce6">
            <text:p>10.2</text:p>
          </table:table-cell>
          <table:table-cell office:value-type="percentage" office:value="4.7977284620646023E-2" table:formula="msoxl:=D24/C24" table:style-name="ce3">
            <text:p>5%</text:p>
          </table:table-cell>
          <table:table-cell office:value-type="percentage" office:value="2.4310524491367419E-2" table:formula="msoxl:=C24/$C$26" table:style-name="ce3">
            <text:p>2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Sector not yet specified</text:p>
          </table:table-cell>
          <table:table-cell office:value-type="float" office:value="0" table:style-name="ce6">
            <text:p>0.0</text:p>
          </table:table-cell>
          <table:table-cell office:value-type="float" office:value="4.2192569999999998" table:style-name="ce6">
            <text:p>4.2</text:p>
          </table:table-cell>
          <table:table-cell office:value-type="float" office:value="-4.2192569999999998" table:formula="msoxl:=C25-D25" table:style-name="ce6">
            <text:p>-4.2</text:p>
          </table:table-cell>
          <table:table-cell office:value-type="percentage" office:value="0" table:formula="msoxl:=D25/C25" table:style-name="ce3">
            <text:p>#DIV/0!</text:p>
          </table:table-cell>
          <table:table-cell office:value-type="percentage" office:value="0" table:formula="msoxl:=C25/$C$26" table:style-name="ce3">
            <text:p>0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Total</text:p>
          </table:table-cell>
          <table:table-cell office:value-type="float" office:value="442.38667099999998" table:style-name="ce6">
            <text:p>442.4</text:p>
          </table:table-cell>
          <table:table-cell office:value-type="float" office:value="28.174716" table:style-name="ce6">
            <text:p>28.2</text:p>
          </table:table-cell>
          <table:table-cell table:style-name="ce6"/>
          <table:table-cell office:value-type="percentage" office:value="6.3687985753078893E-2" table:formula="msoxl:=D26/C26" table:style-name="ce3">
            <text:p>6%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Fig_7" table:style-name="ta1">
        <table:table-column table:style-name="co6" table:default-cell-style-name="ce1"/>
        <table:table-column table:style-name="co4" table:number-columns-repeated="2" table:default-cell-style-name="ce1"/>
        <table:table-column table:style-name="co1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3">
            <text:p>Title:</text:p>
          </table:table-cell>
          <table:table-cell office:value-type="string" table:style-name="ce1">
            <text:p>Humanitarian funding to Pakistan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Source:<text:s/></text:p>
            <text:p/>
          </table:table-cell>
          <table:table-cell office:value-type="string" table:style-name="ce53">
            <text:p>Development Initiatives based on UN OCHA FTS data. Data downloaded on 30 April 2016</text:p>
            <text:p/>
          </table:table-cell>
          <table:table-cell table:number-columns-repeated="16382" table:style-name="ce1"/>
        </table:table-row>
        <table:table-row table:style-name="ro1">
          <table:table-cell office:value-type="string" table:style-name="ce23">
            <text:p>Note:</text:p>
          </table:table-cell>
          <table:table-cell office:value-type="string" table:style-name="ce53">
            <text:p>2016 data is up to and including 30 April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6">
            <text:p>Emergency year</text:p>
          </table:table-cell>
          <table:table-cell office:value-type="string" table:style-name="ce58">
            <text:p>Total</text:p>
          </table:table-cell>
          <table:table-cell office:value-type="string" table:style-name="ce1">
            <text:p>US$ milli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2" table:style-name="ce10">
            <text:p>2012</text:p>
          </table:table-cell>
          <table:table-cell office:value-type="float" office:value="468444523" table:style-name="ce54">
            <text:p>468444523</text:p>
          </table:table-cell>
          <table:table-cell office:value-type="float" office:value="468.444523" table:formula="msoxl:=D6/1000000" table:style-name="ce22">
            <text:p>468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3" table:style-name="ce12">
            <text:p>2013</text:p>
          </table:table-cell>
          <table:table-cell office:value-type="float" office:value="276808873" table:style-name="ce55">
            <text:p>276808873</text:p>
          </table:table-cell>
          <table:table-cell office:value-type="float" office:value="276.80887300000001" table:formula="msoxl:=D7/1000000" table:style-name="ce22">
            <text:p>277</text:p>
          </table:table-cell>
          <table:table-cell/>
          <table:table-cell table:style-name="ce1">
            <draw:frame xmlns:presentation="urn:oasis:names:tc:opendocument:xmlns:presentation:1.0" draw:z-index="1" draw:id="id6" draw:style-name="a6" draw:name="Chart 1" svg:x="0.14583in" svg:y="0.15625in" svg:width="5in" svg:height="3.10625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2014" table:style-name="ce12">
            <text:p>2014</text:p>
          </table:table-cell>
          <table:table-cell office:value-type="float" office:value="321165507" table:style-name="ce55">
            <text:p>321165507</text:p>
          </table:table-cell>
          <table:table-cell office:value-type="float" office:value="321.16550699999999" table:formula="msoxl:=D8/1000000" table:style-name="ce22">
            <text:p>321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5" table:style-name="ce12">
            <text:p>2015</text:p>
          </table:table-cell>
          <table:table-cell office:value-type="float" office:value="327143814" table:style-name="ce55">
            <text:p>327143814</text:p>
          </table:table-cell>
          <table:table-cell office:value-type="float" office:value="327.14381400000002" table:formula="msoxl:=D9/1000000" table:style-name="ce22">
            <text:p>327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6" table:style-name="ce14">
            <text:p>2016</text:p>
          </table:table-cell>
          <table:table-cell office:value-type="float" office:value="68255232" table:style-name="ce56">
            <text:p>68255232</text:p>
          </table:table-cell>
          <table:table-cell office:value-type="float" office:value="68.255232000000007" table:formula="msoxl:=D10/1000000" table:style-name="ce22">
            <text:p>68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style:style style:name="_50_0_37__32_-_32_Accent1_32_2" style:display-name="20% - Accent1 2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ylaas</meta:initial-creator>
    <dc:creator>simonm</dc:creator>
    <meta:creation-date>2016-05-03T14:13:42Z</meta:creation-date>
    <dc:date>2016-05-03T14:52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5">
      <style:graphic-properties draw:fill="solid" draw:fill-color="#948a54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9.9pt" svg:width="443.2500787401575pt" chart:style-name="Crt0">
        <chart:plot-area chart:style-name="Plt0">
          <chart:axis chart:dimension="x" chart:name="primary-x" chart:style-name="Axs0">
            <chart:categories table:cell-range-address="Fig_1.$A$7:.$A$16"/>
          </chart:axis>
          <chart:axis chart:dimension="y" chart:name="primary-y" chart:style-name="Axs1">
            <chart:title chart:style-name="AT01">
              <text:p text:style-name="a0" text:class-names="" text:cond-style-name="">US$<text:line-break/> millions</text:p>
            </chart:title>
            <chart:grid chart:class="major" chart:style-name="GMa1"/>
          </chart:axis>
          <chart:series chart:values-cell-range-address="Fig_1.$B$7:.$B$16" chart:class="chart:bar" chart:attached-axis="primary-y" chart:style-name="G0S0">
            <chart:data-point chart:repeated="5"/>
            <chart:data-point chart:style-name="G0S0P5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3.65pt" svg:width="360.0pt" chart:style-name="Crt0">
        <chart:plot-area svg:x="116.5pt" svg:y="48.14685039370079pt" svg:width="167.0pt" svg:height="172.9145669291339pt" chart:style-name="Plt0">
          <chart:axis chart:dimension="x">
            <chart:categories table:cell-range-address="Fig_2.$B$6:.$B$10"/>
          </chart:axis>
          <chart:axis chart:dimension="y"/>
          <chart:series chart:label-cell-address="Fig_2.$C$5" chart:values-cell-range-address="Fig_2.$C$6:.$C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5.2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3.$C$6:.$G$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3.$B$7" chart:values-cell-range-address="Fig_3.$C$7:.$G$7" chart:class="chart:bar" chart:attached-axis="primary-y" chart:style-name="G0S0">
            <chart:data-point chart:repeated="5"/>
          </chart:series>
          <chart:series chart:label-cell-address="Fig_3.$B$8" chart:values-cell-range-address="Fig_3.$C$8:.$G$8" chart:class="chart:bar" chart:attached-axis="primary-y" chart:style-name="G0S1">
            <chart:data-point chart:style-name="G0S1P0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4.25pt" svg:width="360.0pt" chart:style-name="Crt0">
        <chart:plot-area svg:x="156.5pt" svg:y="63.84897637795276pt" svg:width="142.0pt" svg:height="147.4236220472441pt" chart:style-name="Plt0">
          <chart:axis chart:dimension="x">
            <chart:categories table:cell-range-address="Fig_4.$B$7:.$B$12"/>
          </chart:axis>
          <chart:axis chart:dimension="y"/>
          <chart:series chart:label-cell-address="Fig_4.$C$6" chart:values-cell-range-address="Fig_4.$C$7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73.5pt" chart:style-name="Crt0">
        <chart:plot-area chart:style-name="Plt0">
          <chart:axis chart:dimension="x" chart:name="primary-x" chart:style-name="Axs0">
            <chart:categories table:cell-range-address="Fig_5.$B$7:.$B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5.$D$6" chart:values-cell-range-address="Fig_5.$D$7:.$D$11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amed-symbol" chart:symbol-name="square" chart:symbol-width="0.05556in" chart:symbol-height="0.05556in" chart:connect-bars="false" chart:solid-type="cuboid" chart:stacked="true" chart:percentage="false" chart:link-data-style-to-source="true" chart:data-label-number="valu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1S0P7" style:data-style-name="N0">
      <style:chart-properties chart:link-data-style-to-source="true" chart:data-label-number="valu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/>
      <style:graphic-properties draw:fill="solid" draw:fill-color="#e6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e6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8.4500787401575pt" svg:width="686.250157480315pt" chart:style-name="Crt0">
        <chart:legend chart:legend-position="bottom" chart:legend-align="center" chart:style-name="Lgnd"/>
        <chart:plot-area svg:x="16.7344094488189pt" svg:y="8.274094488188977pt" svg:width="660.0974015748031pt" svg:height="263.3097637795275pt" chart:style-name="Plt0">
          <chart:axis chart:dimension="x" chart:name="primary-x" chart:style-name="Axs0">
            <chart:categories table:cell-range-address="Fig_6.$B$15:.$B$24"/>
          </chart:axis>
          <chart:axis chart:dimension="y" chart:name="primary-y" chart:style-name="Axs1">
            <chart:title chart:style-name="AT01">
              <text:p text:style-name="a0" text:class-names="" text:cond-style-name="">US$millions</text:p>
            </chart:title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Fig_6.$B$15:.$B$24"/>
          </chart:axis>
          <chart:series chart:label-cell-address="Fig_6.$C$14" chart:values-cell-range-address="Fig_6.$C$15:.$C$24" chart:class="chart:bar" chart:attached-axis="primary-y" chart:style-name="G0S0">
            <chart:data-point chart:repeated="7"/>
            <chart:data-point chart:style-name="G0S0P7"/>
            <chart:data-point chart:repeated="2"/>
          </chart:series>
          <chart:series chart:label-cell-address="Fig_6.$F$14" chart:values-cell-range-address="Fig_6.$F$15:.$F$24" chart:class="chart:line" chart:attached-axis="secondary-y" chart:style-name="G1S0">
            <chart:data-point chart:repeated="7"/>
            <chart:data-point chart:style-name="G1S0P7"/>
            <chart:data-point chart:repeated="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plot-area chart:style-name="Plt0">
          <chart:axis chart:dimension="x" chart:name="primary-x" chart:style-name="Axs0">
            <chart:categories table:cell-range-address="Fig_7.$C$6:.$C$10"/>
          </chart:axis>
          <chart:axis chart:dimension="y" chart:name="primary-y" chart:style-name="Axs1">
            <chart:title chart:style-name="AT01">
              <text:p text:style-name="a0" text:class-names="" text:cond-style-name="">US$millions</text:p>
            </chart:title>
            <chart:grid chart:class="major" chart:style-name="GMa1"/>
          </chart:axis>
          <chart:series chart:label-cell-address="Fig_7.$E$5" chart:values-cell-range-address="Fig_7.$E$6:.$E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